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8cm" fo:min-width="3.4cm"/>
    </style:style>
    <style:style style:name="gr2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.324cm" fo:min-width="5.276cm"/>
    </style:style>
    <style:style style:name="gr4" style:family="graphic" style:parent-style-name="standard">
      <style:graphic-properties draw:textarea-horizontal-align="justify" draw:textarea-vertical-align="middle" draw:auto-grow-height="false" fo:min-height="2.95cm" fo:min-width="3.995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.324cm" fo:min-width="3.514cm"/>
    </style:style>
    <style:style style:name="gr6" style:family="graphic" style:parent-style-name="standard">
      <style:graphic-properties draw:textarea-horizontal-align="justify" draw:textarea-vertical-align="middle" draw:auto-grow-height="false" fo:min-height="0.558cm" fo:min-width="5.5cm"/>
    </style:style>
    <style:style style:name="gr7" style:family="graphic" style:parent-style-name="standard">
      <style:graphic-properties draw:marker-end="" draw:marker-end-width="0.3cm" draw:textarea-horizontal-align="center" draw:textarea-vertical-align="middl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.324cm" fo:min-width="3.764cm"/>
    </style:style>
    <style:style style:name="gr9" style:family="graphic" style:parent-style-name="standard">
      <style:graphic-properties draw:fill-color="#99ccff" draw:textarea-horizontal-align="justify" draw:textarea-vertical-align="middle" draw:auto-grow-height="false" fo:min-height="0.324cm" fo:min-width="4.264cm"/>
    </style:style>
    <style:style style:name="gr10" style:family="graphic" style:parent-style-name="standard">
      <style:graphic-properties draw:textarea-horizontal-align="justify" draw:textarea-vertical-align="middle" draw:auto-grow-height="false" fo:min-height="0.56cm" fo:min-width="4.025cm"/>
    </style:style>
    <style:style style:name="gr11" style:family="graphic" style:parent-style-name="standard">
      <style:graphic-properties draw:textarea-horizontal-align="justify" draw:textarea-vertical-align="middle" draw:auto-grow-height="false" fo:min-height="0.558cm" fo:min-width="4.802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324cm" fo:min-width="2.264cm"/>
    </style:style>
    <style:style style:name="gr13" style:family="graphic" style:parent-style-name="standard" style:list-style-name="L1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textarea-horizontal-align="justify" draw:textarea-vertical-align="middle" draw:auto-grow-height="false" fo:min-height="0.558cm" fo:min-width="3.4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textarea-horizontal-align="justify" draw:textarea-vertical-align="middle" draw:auto-grow-height="false" fo:min-height="0.558cm" fo:min-width="1.802cm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-color="#ffff99"/>
      <style:paragraph-properties fo:text-align="center"/>
      <style:text-properties fo:font-size="14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 style:font-size-asian="18pt" style:font-size-complex="18pt"/>
    </style:style>
    <style:style style:name="P8" style:family="paragraph">
      <loext:graphic-properties draw:fill-color="#99ccff"/>
      <style:paragraph-properties fo:text-align="center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9cm" svg:height="0.808cm" svg:x="8.54cm" svg:y="5.4cm">
          <text:p text:style-name="P1"><text:span text:style-name="T1">Doxia Sink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.49cm" svg:y1="4.51cm" svg:x2="10.49cm" svg:y2="5.4cm" draw:start-shape="id1" draw:start-glue-point="2" draw:end-shape="id2" draw:end-glue-point="0" svg:d="M10490 4510v890" svg:viewBox="0 0 1 891">
          <text:p/>
        </draw:connector>
        <draw:connector draw:style-name="gr2" draw:text-style-name="P3" draw:layer="layout" draw:type="line" svg:x1="15.9cm" svg:y1="2.51cm" svg:x2="10.49cm" svg:y2="5.4cm" draw:start-shape="id3" draw:start-glue-point="2" draw:end-shape="id2" draw:end-glue-point="0" svg:d="M15900 2510l-5410 2890" svg:viewBox="0 0 5411 2891">
          <text:p/>
        </draw:connector>
        <draw:custom-shape draw:style-name="gr3" draw:text-style-name="P5" xml:id="id4" draw:id="id4" draw:layer="layout" svg:width="6.012cm" svg:height="0.81cm" svg:x="7.484cm" svg:y="6.7cm">
          <text:p text:style-name="P4"><text:span text:style-name="T1">Doxia XHTML renderin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7" xml:id="id5" draw:id="id5" draw:layer="layout" svg:width="4.495cm" svg:height="3.2cm" svg:x="8.243cm" svg:y="8.1cm">
          <text:p text:style-name="P6"><text:span text:style-name="T1">SiteRendererSink:</text:span></text:p>
          <text:p text:style-name="P6"><text:span text:style-name="T1">- head</text:span></text:p>
          <text:p text:style-name="P6"><text:span text:style-name="T1">- body</text:span></text:p>
          <text:p text:style-name="P6"><text:span text:style-name="T1">- authors</text:span></text:p>
          <text:p text:style-name="P6"><text:span text:style-name="T1">-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" draw:id="id6" draw:layer="layout" svg:width="6.62cm" svg:height="0.81cm" svg:x="7.18cm" svg:y="11.8cm">
          <text:p text:style-name="P4"><text:span text:style-name="T1">site.vm template (Velocity)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2" xml:id="id7" draw:id="id7" draw:layer="layout" svg:width="6cm" svg:height="0.808cm" svg:x="7.49cm" svg:y="13.2cm">
          <text:p text:style-name="P1"><text:span text:style-name="T1">Skinned XHTML con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.49cm" svg:y1="7.51cm" svg:x2="10.49cm" svg:y2="8.1cm" draw:start-shape="id4" draw:start-glue-point="2" draw:end-shape="id5" draw:end-glue-point="0" svg:d="M10490 7510v590" svg:viewBox="0 0 1 591">
          <text:p/>
        </draw:connector>
        <draw:connector draw:style-name="gr2" draw:text-style-name="P3" draw:layer="layout" draw:type="line" svg:x1="10.49cm" svg:y1="12.61cm" svg:x2="10.49cm" svg:y2="13.2cm" draw:start-shape="id6" draw:start-glue-point="2" draw:end-shape="id7" draw:end-glue-point="0" svg:d="M10490 12610v590" svg:viewBox="0 0 1 591">
          <text:p/>
        </draw:connector>
        <draw:connector draw:style-name="gr7" draw:text-style-name="P3" draw:layer="layout" draw:type="line" svg:x1="10.49cm" svg:y1="6.208cm" svg:x2="10.49cm" svg:y2="6.7cm" draw:start-shape="id2" draw:start-glue-point="2" draw:end-shape="id4" draw:end-glue-point="0" svg:d="M10490 6208v492" svg:viewBox="0 0 1 493">
          <text:p/>
        </draw:connector>
        <draw:connector draw:style-name="gr7" draw:text-style-name="P3" draw:layer="layout" draw:type="line" svg:x1="10.49cm" svg:y1="11.3cm" svg:x2="10.49cm" svg:y2="11.8cm" draw:start-shape="id5" draw:start-glue-point="2" draw:end-shape="id6" draw:end-glue-point="0" svg:d="M10490 11300v500" svg:viewBox="0 0 1 501">
          <text:p/>
        </draw:connector>
        <draw:custom-shape draw:style-name="gr8" draw:text-style-name="P5" xml:id="id1" draw:id="id1" draw:layer="layout" svg:width="3.691cm" svg:height="0.81cm" svg:x="8.645cm" svg:y="3.7cm">
          <text:p text:style-name="P4"><text:span text:style-name="T1">Doxia Parser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" draw:text-style-name="P8" xml:id="id3" draw:id="id3" draw:layer="layout" svg:width="5cm" svg:height="0.81cm" svg:x="13.4cm" svg:y="1.7cm">
          <text:p text:style-name="P4"><text:span text:style-name="T1">Content generators...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text-style-name="P7" xml:id="id10" draw:id="id10" draw:layer="layout" svg:width="4.525cm" svg:height="0.81cm" svg:x="8.228cm" svg:y="1.69cm">
          <text:p text:style-name="P1"><text:span text:style-name="T1">^/&lt;type&gt;/**/*.&lt;ex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8" draw:id="id8" draw:layer="layout" svg:width="5.302cm" svg:height="0.808cm" svg:x="2.5cm" svg:y="1.692cm">
          <text:p text:style-name="P1"><text:span text:style-name="T1">^/&lt;type&gt;/**/*.&lt;ext&gt;.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9" draw:id="id9" draw:layer="layout" svg:width="3cm" svg:height="0.81cm" svg:x="5.551cm" svg:y="2.9cm">
          <text:p text:style-name="P4"><text:span text:style-name="T1">Veloci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3" draw:layer="layout" draw:type="line" svg:x1="5.151cm" svg:y1="2.5cm" svg:x2="7.051cm" svg:y2="2.9cm" draw:start-shape="id8" draw:start-glue-point="2" draw:end-shape="id9" draw:end-glue-point="0" svg:d="M5151 2500l1900 400" svg:viewBox="0 0 1901 401">
          <text:p/>
        </draw:connector>
        <draw:connector draw:style-name="gr7" draw:text-style-name="P3" draw:layer="layout" draw:type="line" svg:x1="10.49cm" svg:y1="2.5cm" svg:x2="10.49cm" svg:y2="3.7cm" draw:start-shape="id10" draw:start-glue-point="2" draw:end-shape="id1" draw:end-glue-point="0" svg:d="M10490 2500v1200" svg:viewBox="0 0 1 1201">
          <text:p/>
        </draw:connector>
        <draw:connector draw:style-name="gr7" draw:text-style-name="P3" draw:layer="layout" draw:type="line" svg:x1="7.051cm" svg:y1="3.71cm" svg:x2="8.645cm" svg:y2="4.105cm" draw:start-shape="id9" draw:start-glue-point="2" draw:end-shape="id1" svg:d="M7051 3710l1594 395" svg:viewBox="0 0 1595 396">
          <text:p/>
        </draw:connector>
        <draw:custom-shape draw:style-name="gr13" draw:text-style-name="P10" draw:layer="layout" svg:width="3.9cm" svg:height="0.808cm" svg:x="8.54cm" svg:y="5.4cm">
          <text:p text:style-name="P9"><text:span text:style-name="T2">Doxia Sink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2.302cm" svg:height="0.808cm" svg:x="3cm" svg:y="11.792cm">
          <text:p text:style-name="P1"><text:span text:style-name="T1">^/site.x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1" draw:layer="layout" svg:x1="5.3cm" svg:y1="12.2cm" svg:x2="7.2cm" svg:y2="12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2.2$Linux_X86_64 LibreOffice_project/20m0$Build-2</meta:generator>
    <meta:creation-date>2008-12-20T23:12:09</meta:creation-date>
    <dc:date>2017-02-26T14:29:23.676369457</dc:date>
    <meta:editing-cycles>27</meta:editing-cycles>
    <meta:editing-duration>PT7H6M13S</meta:editing-duration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